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stroke="dash" draw:stroke-dash="Line_20_with_20_Fine_20_Dots" draw:marker-end="" draw:marker-end-width="0.3cm" draw:fill="none" draw:textarea-vertical-align="middle"/>
    </style:style>
    <style:style style:name="gr5" style:family="graphic" style:parent-style-name="standard">
      <style:graphic-properties draw:fill-color="#99ff99" draw:textarea-horizontal-align="justify" draw:textarea-vertical-align="middle" draw:auto-grow-height="false" fo:min-height="0.807cm" fo:min-width="1.901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8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9" style:family="graphic" style:parent-style-name="standard">
      <style:graphic-properties draw:textarea-horizontal-align="justify" draw:textarea-vertical-align="middle" draw:auto-grow-height="false" fo:min-height="0.518cm" fo:min-width="2.9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03cm"/>
    </style:style>
    <style:style style:name="gr11" style:family="graphic" style:parent-style-name="standard">
      <style:graphic-properties draw:textarea-horizontal-align="justify" draw:textarea-vertical-align="middle" draw:auto-grow-height="false" fo:min-height="0.882cm" fo:min-width="2.9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28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99ff99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0.8cm" svg:x="14.447cm" svg:y="11.961cm">
          <text:p text:style-name="P1">scomerg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6.597cm" svg:y1="11.961cm" svg:x2="12.997cm" svg:y2="6.267cm" draw:start-shape="id1" draw:start-glue-point="0" draw:end-shape="id2" draw:end-glue-point="10" svg:d="M16597 11961c0-3796-1200-5694-3600-5694" svg:viewBox="0 0 3601 5695">
          <text:p/>
        </draw:connector>
        <draw:frame draw:style-name="gr3" draw:text-style-name="P4" draw:layer="layout" svg:width="2.6cm" svg:height="0.962cm" svg:x="14.083cm" svg:y="8.404cm">
          <draw:text-box>
            <text:p><text:span text:style-name="T1">m</text:span><text:span text:style-name="T1">e</text:span><text:span text:style-name="T1">r</text:span><text:span text:style-name="T1">g</text:span><text:span text:style-name="T1">e</text:span></text:p>
          </draw:text-box>
        </draw:frame>
        <draw:connector draw:style-name="gr4" draw:text-style-name="P3" draw:layer="layout" draw:type="line" svg:x1="10.551cm" svg:y1="13.16cm" svg:x2="10.535cm" svg:y2="16.9cm" draw:start-shape="id3" draw:start-glue-point="8" svg:d="M10551 13160l-16 3740" svg:viewBox="0 0 17 3741">
          <text:p/>
        </draw:connector>
        <draw:connector draw:style-name="gr2" draw:text-style-name="P3" draw:layer="layout" draw:type="line" svg:x1="10.555cm" svg:y1="3.832cm" svg:x2="10.547cm" svg:y2="5.467cm" draw:end-shape="id2" draw:end-glue-point="4" svg:d="M10555 3832l-8 1635" svg:viewBox="0 0 9 1636">
          <text:p/>
        </draw:connector>
        <draw:custom-shape draw:style-name="gr1" draw:text-style-name="P2" xml:id="id4" draw:id="id4" draw:layer="layout" svg:width="4.3cm" svg:height="0.8cm" svg:x="8.4cm" svg:y="8.866cm">
          <text:p text:style-name="P1">sce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55cm" svg:y1="9.666cm" svg:x2="10.551cm" svg:y2="11.56cm" draw:start-shape="id4" draw:start-glue-point="2" draw:end-shape="id3" draw:end-glue-point="4" svg:d="M10550 9666l1 1894" svg:viewBox="0 0 2 1895">
          <text:p/>
        </draw:connector>
        <draw:custom-shape draw:style-name="gr5" draw:text-style-name="P5" xml:id="id5" draw:id="id5" draw:layer="layout" svg:width="2.4cm" svg:height="2cm" svg:x="4.317cm" svg:y="8.266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3" draw:layer="layout" draw:type="curve" svg:x1="8.4cm" svg:y1="9.266cm" svg:x2="6.717cm" svg:y2="9.266cm" draw:start-shape="id4" draw:start-glue-point="3" draw:end-shape="id5" draw:end-glue-point="8" svg:d="M8400 9266h-1683" svg:viewBox="0 0 1684 1">
          <text:p/>
        </draw:connector>
        <draw:frame draw:style-name="gr7" draw:text-style-name="P4" draw:layer="layout" svg:width="1.692cm" svg:height="0.878cm" svg:x="6.681cm" svg:y="8.256cm">
          <draw:text-box>
            <text:p><text:span text:style-name="T1">write</text:span></text:p>
          </draw:text-box>
        </draw:frame>
        <draw:frame draw:style-name="gr7" draw:text-style-name="P4" draw:layer="layout" svg:width="1.692cm" svg:height="0.878cm" svg:x="6.713cm" svg:y="9.354cm">
          <draw:text-box>
            <text:p><text:span text:style-name="T1">read</text:span></text:p>
          </draw:text-box>
        </draw:frame>
        <draw:custom-shape draw:style-name="gr8" draw:text-style-name="P2" draw:layer="layout" svg:width="4.3cm" svg:height="0.8cm" svg:x="4.4cm" svg:y="17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9cm" svg:height="1.086cm" svg:x="4.101cm" svg:y="18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5.303cm" svg:height="0.878cm" svg:x="9.115cm" svg:y="17.479cm">
          <draw:text-box>
            <text:p><text:span text:style-name="T1">Seiscomp3 module</text:span></text:p>
          </draw:text-box>
        </draw:frame>
        <draw:custom-shape draw:style-name="gr11" draw:text-style-name="P1" xml:id="id3" draw:id="id3" draw:layer="layout" svg:width="4.9cm" svg:height="1.6cm" svg:x="8.101cm" svg:y="11.56cm"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4.828cm" svg:height="0.878cm" svg:x="9.092cm" svg:y="18.797cm">
          <draw:text-box>
            <text:p><text:span text:style-name="T1">Messaging group</text:span></text:p>
          </draw:text-box>
        </draw:frame>
        <draw:custom-shape draw:style-name="gr11" draw:text-style-name="P1" xml:id="id2" draw:id="id2" draw:layer="layout" svg:width="4.9cm" svg:height="1.6cm" svg:x="8.097cm" svg:y="5.467cm">
          <text:p text:style-name="P1">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547cm" svg:y1="7.067cm" svg:x2="10.55cm" svg:y2="8.866cm" draw:start-shape="id2" draw:start-glue-point="8" draw:end-shape="id4" draw:end-glue-point="0" svg:d="M10547 7067c0 1350 3 451 3 1799" svg:viewBox="0 0 4 1800">
          <text:p/>
        </draw:connector>
        <draw:connector draw:style-name="gr2" draw:text-style-name="P3" draw:layer="layout" draw:type="curve" svg:x1="13.001cm" svg:y1="12.36cm" svg:x2="14.447cm" svg:y2="12.361cm" draw:start-shape="id3" draw:start-glue-point="10" draw:end-shape="id1" draw:end-glue-point="3" svg:d="M13001 12360c1086 0 363 1 1446 1" svg:viewBox="0 0 1447 2">
          <text:p/>
        </draw:connector>
        <draw:frame draw:style-name="gr7" draw:text-style-name="P4" draw:layer="layout" svg:width="3.984cm" svg:height="2.132cm" svg:x="16.651cm" svg:y="8.29cm">
          <draw:text-box>
            <text:p><text:span text:style-name="T1">re</text:span><text:span text:style-name="T1">m</text:span><text:span text:style-name="T1">ov</text:span><text:span text:style-name="T1">e </text:span><text:span text:style-name="T1">m</text:span><text:span text:style-name="T1">er</text:span><text:span text:style-name="T1">ge</text:span><text:span text:style-name="T1">d </text:span><text:span text:style-name="T1">ori</text:span><text:span text:style-name="T1">gi</text:span><text:span text:style-name="T1">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42:36.530069510</meta:creation-date>
    <dc:date>2016-12-12T09:52:44.055097246</dc:date>
    <meta:editing-duration>PT49M58S</meta:editing-duration>
    <meta:editing-cycles>9</meta:editing-cycles>
    <meta:generator>LibreOffice/5.1.4.2$Linux_X86_64 LibreOffice_project/10m0$Build-2</meta:generator>
    <meta:document-statistic meta:object-count="20"/>
  </office:meta>
</office:document-meta>
</file>